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70eae" officeooo:paragraph-rsid="00170ea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f398" officeooo:paragraph-rsid="0018f39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29e9" officeooo:paragraph-rsid="001929e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ab61" officeooo:paragraph-rsid="001bab6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ab61" officeooo:paragraph-rsid="001d73a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6bd4" officeooo:paragraph-rsid="001d6bd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6bd4" officeooo:paragraph-rsid="001d73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1a505" officeooo:paragraph-rsid="0021a50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361f" officeooo:paragraph-rsid="002936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0eae" officeooo:paragraph-rsid="00170ea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ab61" officeooo:paragraph-rsid="001bab6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1a505" officeooo:paragraph-rsid="0021a50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1a505" officeooo:paragraph-rsid="0024ae4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fo:font-weight="normal" officeooo:rsid="00170eae" officeooo:paragraph-rsid="00170eae" fo:background-color="#ff0000" style:font-weight-asian="normal" style:font-weight-complex="normal"/>
    </style:style>
    <style:style style:name="T1" style:family="text">
      <style:text-properties officeooo:rsid="00170eae"/>
    </style:style>
    <style:style style:name="T2" style:family="text">
      <style:text-properties officeooo:rsid="001a5438"/>
    </style:style>
    <style:style style:name="T3" style:family="text">
      <style:text-properties officeooo:rsid="001ba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Chat Application with Group Chat and Additional Features You are tasked with designing and querying a highly functional MySQL database schema for a chat application that supports individual and group chats. The application has advanced features such as message reactions, multimedia support, read receipts, chat roles, and permissions for group chats.</text:p>
      <text:p text:style-name="P1"/>
      <text:p text:style-name="P1"/>
      <text:p text:style-name="P1"/>
      <text:p text:style-name="P1">Create Database</text:p>
      <text:p text:style-name="P10"/>
      <text:p text:style-name="P10">CREATE DATABASE chat_application;</text:p>
      <text:p text:style-name="P10"/>
      <text:p text:style-name="P10"/>
      <text:p text:style-name="P10"/>
      <text:p text:style-name="P1">Part 1: Table Creation</text:p>
      <text:p text:style-name="P1"/>
      <text:p text:style-name="P1">1. Users Table</text:p>
      <text:p text:style-name="P1"/>
      <text:p text:style-name="P1">Stores information about the users of the chat application, including their unique identifier, username, email, status, and profile picture.</text:p>
      <text:p text:style-name="P1"/>
      <text:p text:style-name="P10">CREATE TABLE Users(</text:p>
      <text:p text:style-name="P10"><text:tab/>id INT NOT NULL,<text:tab/></text:p>
      <text:p text:style-name="P10"><text:tab/>username VARCHAR(255), <text:s text:c="2"/>#unique identifier</text:p>
      <text:p text:style-name="P10"><text:tab/>email VARCHAR (255),</text:p>
      <text:p text:style-name="P10"><text:tab/>STATUS VARCHAR(100),</text:p>
      <text:p text:style-name="P10"><text:tab/>profile_picture VARCHAR(255),</text:p>
      <text:p text:style-name="P10"><text:tab/>PRIMARY KEY (username)</text:p>
      <text:p text:style-name="P10">);</text:p>
      <text:p text:style-name="P10"/>
      <text:p text:style-name="P10"/>
      <text:p text:style-name="P10"/>
      <text:p text:style-name="P2">Insert values in Users Table</text:p>
      <text:p text:style-name="P10">insert into Users values (1, 'sam', 'sam@gmail.com', 'Online', 'image.png');</text:p>
      <text:p text:style-name="P10"/>
      <text:p text:style-name="P10"/>
      <text:p text:style-name="P1"/>
      <text:p text:style-name="P1">Chats Table</text:p>
      <text:p text:style-name="P1">Represents all chat sessions, whether individual or group chats. Each chat has a unique identifier, a type (individual or group), and a timestamp of its creation.</text:p>
      <text:p text:style-name="P1"/>
      <text:p text:style-name="P10">CREATE TABLE Chats(</text:p>
      <text:p text:style-name="P10"><text:tab/>id INT NOT NULL,</text:p>
      <text:p text:style-name="P10"><text:tab/>TYPE VARCHAR(255),</text:p>
      <text:p text:style-name="P10"><text:tab/>time_stamp DATETIME DEFAULT CURRENT_TIMESTAMP,</text:p>
      <text:p text:style-name="P10"><text:tab/>PRIMARY KEY(id)</text:p>
      <text:p text:style-name="P10">);</text:p>
      <text:p text:style-name="P1"/>
      <text:p text:style-name="P2">Insert Data into Chats Table</text:p>
      <text:p text:style-name="P1"/>
      <text:p text:style-name="P10">INSERT INTO Chats(id, TYPE) VALUES (1, 'individual');</text:p>
      <text:p text:style-name="P10"/>
      <text:p text:style-name="P10"><text:soft-page-break/></text:p>
      <text:p text:style-name="P3">Rename users table id column</text:p>
      <text:p text:style-name="P10">alter table Users</text:p>
      <text:p text:style-name="P10">rename column id to user_id</text:p>
      <text:p text:style-name="P10"/>
      <text:p text:style-name="P10"/>
      <text:p text:style-name="P10"/>
      <text:p text:style-name="P3">Rename Chats table id column</text:p>
      <text:p text:style-name="P10">ALTER TABLE Chats</text:p>
      <text:p text:style-name="P10">RENAME COLUMN id TO chat_id</text:p>
      <text:p text:style-name="P10"/>
      <text:p text:style-name="P10"/>
      <text:p text:style-name="P10"/>
      <text:p text:style-name="P10"/>
      <text:p text:style-name="P14"><text:span text:style-name="T2">Error </text:span>Failed to add the foreign key constraint. Missing index for constraint 'Chat_Members_ibfk_1' in the referenced table 'Users'</text:p>
      <text:p text:style-name="P14"/>
      <text:p text:style-name="P10">ALTER TABLE Users</text:p>
      <text:p text:style-name="P10">DROP PRIMARY KEY;</text:p>
      <text:p text:style-name="P10"/>
      <text:p text:style-name="P10">ALTER TABLE Users</text:p>
      <text:p text:style-name="P10">ADD PRIMARY KEY (user_id);</text:p>
      <text:p text:style-name="P10"/>
      <text:p text:style-name="P1"/>
      <text:p text:style-name="P1">Chat_Members Table</text:p>
      <text:p text:style-name="P1">Captures the relationship between users and chats, enabling many-to-many associations. It also stores the role of the user in the chat and whether notifications are muted.</text:p>
      <text:p text:style-name="P1"/>
      <text:p text:style-name="P10">CREATE TABLE Chat_Members (</text:p>
      <text:p text:style-name="P10"><text:s text:c="4"/>user_id INT NOT NULL,</text:p>
      <text:p text:style-name="P10"><text:s text:c="4"/>chat_id INT NOT NULL,</text:p>
      <text:p text:style-name="P10"><text:s text:c="4"/>ROLE VARCHAR(50), </text:p>
      <text:p text:style-name="P10"><text:s text:c="4"/>notifications_muted BOOLEAN DEFAULT FALSE, </text:p>
      <text:p text:style-name="P10"><text:s text:c="4"/>PRIMARY KEY (user_id, chat_id), </text:p>
      <text:p text:style-name="P10"><text:s text:c="4"/>FOREIGN KEY (user_id) REFERENCES Users(user_id), </text:p>
      <text:p text:style-name="P10"><text:s text:c="4"/>FOREIGN KEY (chat_id) REFERENCES Chats(chat_id)</text:p>
      <text:p text:style-name="P10">);</text:p>
      <text:p text:style-name="P1"/>
      <text:p text:style-name="P1"/>
      <text:p text:style-name="P1"/>
      <text:p text:style-name="P1"/>
      <text:p text:style-name="P6">Add data in <text:span text:style-name="T1">Chat_Members</text:span> Table</text:p>
      <text:p text:style-name="P6"/>
      <text:p text:style-name="P10">INSERT INTO Chat_Members(user_id, chat_id, ROLE) VALUES(1, 1, 'No Role');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Messages Table</text:p>
      <text:p text:style-name="P1">Stores messages exchanged within chats. Each message is associated with a chat and a sender and can optionally include media attachments or indicate deletion.</text:p>
      <text:p text:style-name="P1"/>
      <text:p text:style-name="P10">CREATE TABLE Messages (</text:p>
      <text:p text:style-name="P10"><text:tab/>id INT NOT NULL AUTO_INCREMENT,</text:p>
      <text:p text:style-name="P10"><text:tab/>chat_id INT NOT NULL,</text:p>
      <text:p text:style-name="P10"><text:tab/>user_id INT NOT NULL,</text:p>
      <text:p text:style-name="P10"><text:tab/>messages TEXT,</text:p>
      <text:p text:style-name="P10"><text:tab/>delete_message BOOLEAN DEFAULT FALSE,</text:p>
      <text:p text:style-name="P10"><text:tab/>PRIMARY KEY (id),</text:p>
      <text:p text:style-name="P10"><text:tab/>FOREIGN KEY (chat_id) REFERENCES Chats(chat_id),</text:p>
      <text:p text:style-name="P10"><text:tab/>FOREIGN KEY (chat_id) REFERENCES Chats(chat_id)</text:p>
      <text:p text:style-name="P10">);</text:p>
      <text:p text:style-name="P11"/>
      <text:p text:style-name="P6">Add data in Messages Table</text:p>
      <text:p text:style-name="P11"/>
      <text:p text:style-name="P11">INSERT INTO Messages(id, chat_id, user_id, messages) VALUES (1, 1, 1, 'Hii');</text:p>
      <text:p text:style-name="P11"/>
      <text:p text:style-name="P11"/>
      <text:p text:style-name="P11"/>
      <text:p text:style-name="P5">5. Message_Reactions Table</text:p>
      <text:p text:style-name="P5">Tracks reactions given to messages, including the type of reaction and the user who gave it.</text:p>
      <text:p text:style-name="P11"/>
      <text:p text:style-name="P11">CREATE TABLE Message_Reactions (</text:p>
      <text:p text:style-name="P11"><text:tab/>id INT NOT NULL AUTO_INCREMENT,</text:p>
      <text:p text:style-name="P11"><text:tab/>message_id INT NOT NULL,</text:p>
      <text:p text:style-name="P11"><text:tab/>FOREIGN KEY (message_id) REFERENCES Messages(id),</text:p>
      <text:p text:style-name="P11"><text:tab/>user_id INT NOT NULL,</text:p>
      <text:p text:style-name="P11"><text:tab/>FOREIGN KEY (user_id) REFERENCES Users(user_id),</text:p>
      <text:p text:style-name="P11"><text:tab/>reactions VARCHAR(255),</text:p>
      <text:p text:style-name="P11"><text:tab/>PRIMARY KEY (id)</text:p>
      <text:p text:style-name="P11">);</text:p>
      <text:p text:style-name="P11"/>
      <text:p text:style-name="P11"/>
      <text:p text:style-name="P7">Add data in <text:span text:style-name="T3">Message_Reactions</text:span> Table</text:p>
      <text:p text:style-name="P7"/>
      <text:p text:style-name="P11">INSERT INTO Message_Reactions VALUES(1, 1, 1, '^ - ^ )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Groups Table</text:p>
      <text:p text:style-name="P4">Contains details specific to group chats, such as the group name and creation timestamp. Each group is linked to a corresponding chat.</text:p>
      <text:p text:style-name="P4"/>
      <text:p text:style-name="P11">CREATE TABLE Group_table (</text:p>
      <text:p text:style-name="P11"><text:tab/>id INT NOT NULL AUTO_INCREMENT,</text:p>
      <text:p text:style-name="P11"><text:tab/>group_name VARCHAR(255),</text:p>
      <text:p text:style-name="P11"><text:tab/>created_at DATETIME DEFAULT CURRENT_TIMESTAMP,</text:p>
      <text:p text:style-name="P11"><text:tab/>chat_id INT NOT NULL,</text:p>
      <text:p text:style-name="P11"><text:tab/>FOREIGN KEY (chat_id) REFERENCES Chats(chat_id),</text:p>
      <text:p text:style-name="P11"><text:tab/>PRIMARY KEY (id)</text:p>
      <text:p text:style-name="P11">);</text:p>
      <text:p text:style-name="P11"/>
      <text:p text:style-name="P8">Add data into Group_table</text:p>
      <text:p text:style-name="P8"/>
      <text:p text:style-name="P11">INSERT INTO Group_table (id, group_name, chat_id) VALUES (1, 'Matrix', '2');</text:p>
      <text:p text:style-name="P11"/>
      <text:p text:style-name="P12"/>
      <text:p text:style-name="P12"/>
      <text:p text:style-name="P8">Permissions Table</text:p>
      <text:p text:style-name="P8">Defines the permissions associated with user roles (e.g., admin, moderator, member), specifying capabilities such as adding or removing members, sending media, and editing messages.</text:p>
      <text:p text:style-name="P8"/>
      <text:p text:style-name="P8"/>
      <text:p text:style-name="P12">ALTER TABLE Chat_Members</text:p>
      <text:p text:style-name="P12">ADD CONSTRAINT ROLE UNIQUE (ROLE);</text:p>
      <text:p text:style-name="P8"/>
      <text:p text:style-name="P12">CREATE TABLE Permissions(</text:p>
      <text:p text:style-name="P12"><text:tab/>id INT NOT NULL AUTO_INCREMENT,</text:p>
      <text:p text:style-name="P12"><text:tab/>user_role VARCHAR(50),</text:p>
      <text:p text:style-name="P12"><text:tab/>FOREIGN KEY (user_role) REFERENCES Chat_Members(ROLE),</text:p>
      <text:p text:style-name="P12"><text:tab/>capabilities VARCHAR(255),</text:p>
      <text:p text:style-name="P12"><text:tab/>PRIMARY KEY (id)</text:p>
      <text:p text:style-name="P12">);</text:p>
      <text:p text:style-name="P12"/>
      <text:p text:style-name="P12"/>
      <text:p text:style-name="P12">INSERT INTO Permissions VALUES (1, 'admin', 'adding, removing members, sending media, editing messages');</text:p>
      <text:p text:style-name="P12"/>
      <text:p text:style-name="P12"/>
      <text:p text:style-name="P12">ALTER TABLE Permissions</text:p>
      <text:p text:style-name="P12">DROP COLUMN capabilities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ALTER TABLE Permissions</text:p>
      <text:p text:style-name="P12">ADD can_add_member BOOLEAN DEFAULT FALSE;</text:p>
      <text:p text:style-name="P12"/>
      <text:p text:style-name="P13">ALTER TABLE Permissions</text:p>
      <text:p text:style-name="P13">ADD can_remove_member BOOLEAN DEFAULT FALSE;</text:p>
      <text:p text:style-name="P12"/>
      <text:p text:style-name="P12">ALTER TABLE Permissions</text:p>
      <text:p text:style-name="P12">ADD can_send_media BOOLEAN DEFAULT FALSE; <text:s/></text:p>
      <text:p text:style-name="P12"/>
      <text:p text:style-name="P12">ALTER TABLE Permissions</text:p>
      <text:p text:style-name="P12">ADD can_edit_messages BOOLEAN DEFAULT FALSE;</text:p>
      <text:p text:style-name="P12"/>
      <text:p text:style-name="P12"/>
      <text:p text:style-name="P8">8. Read_Receipts Table</text:p>
      <text:p text:style-name="P8">Tracks when users have read specific messages, providing a timestamp for</text:p>
      <text:p text:style-name="P8">the read action.</text:p>
      <text:p text:style-name="P8"/>
      <text:p text:style-name="P12">CREATE TABLE Read_Receipts(</text:p>
      <text:p text:style-name="P12"><text:tab/>id INT NOT NULL,</text:p>
      <text:p text:style-name="P12"><text:tab/>user_id INT NOT NULL,</text:p>
      <text:p text:style-name="P12"><text:tab/>FOREIGN KEY (user_id) REFERENCES Users(user_id),</text:p>
      <text:p text:style-name="P12"><text:tab/>message_id INT NOT NULL,</text:p>
      <text:p text:style-name="P12"><text:tab/>FOREIGN KEY (message_id) REFERENCES Messages(id),</text:p>
      <text:p text:style-name="P12"><text:tab/>created_at TIMESTAMP DEFAULT CURRENT_TIMESTAMP,</text:p>
      <text:p text:style-name="P12"><text:tab/>PRIMARY KEY (id)</text:p>
      <text:p text:style-name="P12">);</text:p>
      <text:p text:style-name="P12"/>
      <text:p text:style-name="P12"/>
      <text:p text:style-name="P12">INSERT INTO Read_Receipts (id, user_id, message_id) VALUES (1, 1, 1);</text:p>
      <text:p text:style-name="P12"/>
      <text:p text:style-name="P12"/>
      <text:p text:style-name="P8">Relationships</text:p>
      <text:p text:style-name="P8">1. A user can belong to multiple chats, and a chat can have multiple users (many-to-many).</text:p>
      <text:p text:style-name="P8"/>
      <text:p text:style-name="P12">SELECT * FROM Users</text:p>
      <text:p text:style-name="P12">JOIN Chat_Members ON Users.user_id = Chat_Members.user_id</text:p>
      <text:p text:style-name="P12">JOIN Chats ON Chat_Members.chat_id = Chats.chat_id;</text:p>
      <text:p text:style-name="P12"/>
      <text:p text:style-name="P12"/>
      <text:p text:style-name="P9">Remove unique constraint and foreign key</text:p>
      <text:p text:style-name="P12">ALTER TABLE Permissions DROP CONSTRAINT Permissions_ibfk_1;</text:p>
      <text:p text:style-name="P12">ALTER TABLE Chat_Members DROP CONSTRAINT ROLE;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0:18:07.152251477</meta:creation-date>
    <dc:date>2025-01-03T18:51:54.031515344</dc:date>
    <meta:editing-duration>PT10M1S</meta:editing-duration>
    <meta:editing-cycles>1</meta:editing-cycles>
    <meta:document-statistic meta:table-count="0" meta:image-count="0" meta:object-count="0" meta:page-count="5" meta:paragraph-count="132" meta:word-count="736" meta:character-count="5310" meta:non-whitespace-character-count="4626"/>
    <meta:generator>LibreOffice/7.3.7.2$Linux_X86_64 LibreOffice_project/30$Build-2</meta:generator>
  </office:meta>
</office:document-meta>
</file>